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7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style:text-underline-style="none" style:font-style-asian="italic" style:font-style-complex="italic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t ADA S5</text:p>
      <text:p text:style-name="Standard"/>
      <text:p text:style-name="Standard"><text:span text:style-name="T4">Membres</text:span> : </text:p>
      <text:p text:style-name="Standard">Quentin DREYER</text:p>
      <text:p text:style-name="Standard">Pierre JAMBET</text:p>
      <text:p text:style-name="Standard"/>
      <text:p text:style-name="Standard"><text:span text:style-name="T6">RENDU R3</text:span> :</text:p>
      <text:p text:style-name="Standard"/>
      <text:p text:style-name="Standard">La procedure principale est <text:span text:style-name="T4">main.adb</text:span></text:p>
      <text:p text:style-name="Standard"/>
      <text:p text:style-name="Standard">Nous utlisons les paquetages suivants :</text:p>
      <text:p text:style-name="P5"/>
      <text:p text:style-name="P5">mot<text:span text:style-name="T2">(mot.ads)</text:span></text:p>
      <text:p text:style-name="P2">Dépendences:</text:p>
      <text:p text:style-name="P3">Aucune</text:p>
      <text:p text:style-name="P1">paquetage qui définit le type T_mot sous la forme d'un record</text:p>
      <text:p text:style-name="P18">le record comprend un string(1..30)</text:p>
      <text:p text:style-name="P1">ainsi qu'un entier correspondant a l'indice de fin du mot dans la chaine</text:p>
      <text:p text:style-name="P5"/>
      <text:p text:style-name="P5">analyse_lexicale<text:span text:style-name="T2">(analyse_lexicale.ads)</text:span></text:p>
      <text:p text:style-name="P2">Dépendences :</text:p>
      <text:list xml:id="list41487154" text:style-name="L1">
        <text:list-item>
          <text:p text:style-name="P9">liste_couple</text:p>
        </text:list-item>
        <text:list-item>
          <text:p text:style-name="P9">couple</text:p>
        </text:list-item>
        <text:list-item>
          <text:p text:style-name="P9">mot</text:p>
        </text:list-item>
      </text:list>
      <text:p text:style-name="P1">Ce paquetage est le principal, il dépend de tous les autres</text:p>
      <text:p text:style-name="P1">Il de définit aucun type</text:p>
      <text:p text:style-name="P1"/>
      <text:p text:style-name="P5">text_stat<text:span text:style-name="T2">(text_stat.ads)</text:span></text:p>
      <text:p text:style-name="P2">Dépendences:</text:p>
      <text:list xml:id="list41475753" text:style-name="L3">
        <text:list-item>
          <text:p text:style-name="P12">liste_couple</text:p>
        </text:list-item>
        <text:list-item>
          <text:p text:style-name="P12">couple</text:p>
        </text:list-item>
        <text:list-item>
          <text:p text:style-name="P12">mot</text:p>
        </text:list-item>
      </text:list>
      <text:p text:style-name="P16">Nous avons décidé d'utiliser un paquetage différent pour effectuer les taches statistiques du projet</text:p>
      <text:p text:style-name="P16">Il ne définit aucun type</text:p>
      <text:p text:style-name="P16"/>
      <text:p text:style-name="P6"><text:span text:style-name="T5">couple</text:span><text:span text:style-name="T1">(couple.ads)</text:span></text:p>
      <text:p text:style-name="P2"><text:span text:style-name="T2">Dépendences</text:span></text:p>
      <text:list xml:id="list41480021" text:style-name="L4">
        <text:list-item>
          <text:p text:style-name="P13">mot</text:p>
        </text:list-item>
      </text:list>
      <text:p text:style-name="P4">Ce paquetage definit le type T_Couple qui est un record de </text:p>
      <text:p text:style-name="P4">-Nbocc : Le nombre d'occurence du mot</text:p>
      <text:p text:style-name="P4">-mot : T_Mot qui est definit dans la paquetage Mot</text:p>
      <text:p text:style-name="P7"/>
      <text:p text:style-name="P7">triplet<text:span text:style-name="T2">(triplet.ads)</text:span></text:p>
      <text:p text:style-name="P7"><text:span text:style-name="T3">Dépendances</text:span><text:span text:style-name="T2">:</text:span></text:p>
      <text:list xml:id="list42333181" text:style-name="L7">
        <text:list-item>
          <text:p text:style-name="P15">Mot</text:p>
        </text:list-item>
      </text:list>
      <text:p text:style-name="P4">Ce paquetage définit le type T_Triplet qui est un record de </text:p>
      <text:p text:style-name="P4">-NbOcc1 : le nombre d'occurence du mot dans le texte 1</text:p>
      <text:p text:style-name="P4">-NbOcc2 : le nombre d'occurence du mot dans le texte 2</text:p>
      <text:p text:style-name="P4">-Mot : T_Mot qui est definit dans le paquetage mot</text:p>
      <text:p text:style-name="P5"/>
      <text:p text:style-name="P26"/>
      <text:p text:style-name="P5">liste_gen<text:span text:style-name="T2">(listegen.ads)</text:span></text:p>
      <text:p text:style-name="P2">Dépendences:</text:p>
      <text:p text:style-name="P3">Aucune</text:p>
      <text:p text:style-name="P1">Nous avons décidé de recuperer la liste generique faite en TP, avec quelques modifications sur les fonctions</text:p>
      <text:p text:style-name="P1"/>
      <text:p text:style-name="P1"><text:span text:style-name="T7">arbre_binaire</text:span>(arbre_binaire.ads)</text:p>
      <text:p text:style-name="P20">Dépendences:</text:p>
      <text:p text:style-name="P1"/>
      <text:p text:style-name="P1">Ce paquetage est une implemenation d'un arbre binaire de type Rouge et Noir, ainsi l'équilibrage est automatique.</text:p>
      <text:p text:style-name="P1">Ce paquetage est generique.</text:p>
      <text:p text:style-name="P1"/>
      <text:p text:style-name="P6"><text:span text:style-name="T5">liste_couple</text:span><text:span text:style-name="T1">(liste_couple.ads)</text:span></text:p>
      <text:p text:style-name="P2">Dépendences:</text:p>
      <text:list xml:id="list41478576" text:style-name="L2">
        <text:list-item>
          <text:p text:style-name="P11">Couple</text:p>
        </text:list-item>
        <text:list-item>
          <text:p text:style-name="P11">Listegen</text:p>
        </text:list-item>
        <text:list-item>
          <text:p text:style-name="P11">mot</text:p>
        </text:list-item>
      </text:list>
      <text:p text:style-name="P4">Ce paquetage est une instanciation du paquetage listegen</text:p>
      <text:p text:style-name="P4">Il definit le type Tliste_Couple</text:p>
      <text:p text:style-name="P7"/>
      <text:p text:style-name="P7">liste_Triplet<text:span text:style-name="T2">(liste_triplet.ads)</text:span></text:p>
      <text:p text:style-name="P2">Dépendances<text:span text:style-name="T5">:</text:span></text:p>
      <text:list xml:id="list41497496" text:style-name="L6">
        <text:list-item>
          <text:p text:style-name="P14">Listegen</text:p>
        </text:list-item>
        <text:list-item>
          <text:p text:style-name="P14">Mot</text:p>
        </text:list-item>
        <text:list-item>
          <text:p text:style-name="P14">Triplet</text:p>
        </text:list-item>
        <text:list-item>
          <text:p text:style-name="P14">Couple</text:p>
        </text:list-item>
        <text:list-item>
          <text:p text:style-name="P14">Liste_Couple</text:p>
        </text:list-item>
      </text:list>
      <text:p text:style-name="P4">Ce paquetage instancie la liste gen et définit le type Tliste_Triplet</text:p>
      <text:p text:style-name="P4"/>
      <text:p text:style-name="P7">arbre_binaire_couple<text:span text:style-name="T2">(arbre_binaire_couple.ads)</text:span></text:p>
      <text:p text:style-name="P2">Dépendances<text:span text:style-name="T5">:</text:span></text:p>
      <text:p text:style-name="P2"><text:span text:style-name="T5">Ce paquetage instancie l'arbre binaire et definit le type TABR_Couple</text:span></text:p>
      <text:p text:style-name="P2"><text:span text:style-name="T5"/></text:p>
      <text:p text:style-name="P7">arbre_binaire_triplet<text:span text:style-name="T2">(arbre_binaire_triplet.ads)</text:span></text:p>
      <text:p text:style-name="P2">Dépendances<text:span text:style-name="T5">:</text:span></text:p>
      <text:p text:style-name="P2"><text:span text:style-name="T5"/></text:p>
      <text:p text:style-name="P2"><text:span text:style-name="T5">Ce paquetage instancie l'arbre binaire et definit le type TABR_Triplet</text:span></text:p>
      <text:p text:style-name="P4"><text:span text:style-name="T7">trie</text:span>(trie.ads)</text:p>
      <text:p text:style-name="P2">Dépendances<text:span text:style-name="T5">:</text:span></text:p>
      <text:p text:style-name="P2"><text:span text:style-name="T5"/></text:p>
      <text:p text:style-name="P4">Ce paquetage definit le trie tel que nous l'avons vu en cours</text:p>
      <text:p text:style-name="P4"/>
      <text:p text:style-name="P4">Legende du graphe de dépendances et explications concises concernant la structure du programme:</text:p>
      <text:p text:style-name="P22">Premiere nous n'avons volontairement pas fait apparaitre les packages du type liste_couple, car ce ne sont que des instanciations des paquetages generiques(qui apparaissent en rouge sur le graphe).</text:p>
      <text:p text:style-name="P22">Deuxiemement nous avons voulu faire apparaitre sur ce graphe la srtucture globale du programme, avec en bas le paquetage Mot definissant le type T_mot qui est a la base du programme. D'autre part il apparait aussi le rapprochement entre la liste l'arbre au niveau de leur structure, tous deux utilisenent Couple et Triplet, en opposition au trie qui a une utilisation totalement indépendante du <text:soft-page-break/>reste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58M08S</meta:editing-duration>
    <meta:editing-cycles>11</meta:editing-cycles>
    <meta:generator>OpenOffice.org/3.1$Win32 OpenOffice.org_project/310m19$Build-9420</meta:generator>
    <dc:date>2010-01-28T22:31:09.14</dc:date>
    <dc:creator>Pierre JAMBET</dc:creator>
    <meta:document-statistic meta:table-count="0" meta:image-count="0" meta:object-count="0" meta:page-count="3" meta:paragraph-count="75" meta:word-count="419" meta:character-count="2808"/>
    <meta:user-defined meta:name="Info 1"/>
    <meta:user-defined meta:name="Info 2"/>
    <meta:user-defined meta:name="Info 3"/>
    <meta:user-defined meta:name="Info 4"/>
  </office:meta>
</office:document-meta>
</file>